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a8b2f" style:font-size-asian="13pt" style:font-name-complex="Sanskrit 2003" style:font-size-complex="13pt"/>
    </style:style>
    <style:style style:name="P2" style:family="paragraph" style:parent-style-name="Footnote">
      <style:text-properties officeooo:rsid="05c441ff" officeooo:paragraph-rsid="05c441ff"/>
    </style:style>
    <style:style style:name="P3" style:family="paragraph" style:parent-style-name="Footnote" style:list-style-name="Numbering_20_5">
      <style:text-properties officeooo:rsid="05c54887" officeooo:paragraph-rsid="05c6cb71"/>
    </style:style>
    <style:style style:name="P4" style:family="paragraph" style:parent-style-name="Footnote">
      <style:text-properties officeooo:rsid="05c6cb71" officeooo:paragraph-rsid="05c6cb71"/>
    </style:style>
    <style:style style:name="P5" style:family="paragraph" style:parent-style-name="Footnote">
      <style:text-properties officeooo:rsid="05c700cd" officeooo:paragraph-rsid="05c700cd"/>
    </style:style>
    <style:style style:name="P6" style:family="paragraph" style:parent-style-name="Footnote">
      <style:text-properties officeooo:rsid="05c7c596" officeooo:paragraph-rsid="05c7c596"/>
    </style:style>
    <style:style style:name="P7" style:family="paragraph" style:parent-style-name="Footnote">
      <style:text-properties officeooo:rsid="05c9bbd7" officeooo:paragraph-rsid="05c9bbd7"/>
    </style:style>
    <style:style style:name="P8" style:family="paragraph" style:parent-style-name="Footnote">
      <style:text-properties officeooo:rsid="05cad1f6" officeooo:paragraph-rsid="05cad1f6"/>
    </style:style>
    <style:style style:name="P9" style:family="paragraph" style:parent-style-name="Footnote" style:list-style-name="Numbering_20_5">
      <style:paragraph-properties fo:text-align="center" style:justify-single-word="false"/>
      <style:text-properties officeooo:paragraph-rsid="000a8b2f"/>
    </style:style>
    <style:style style:name="P10" style:family="paragraph" style:parent-style-name="Footnote">
      <style:paragraph-properties fo:text-align="center" style:justify-single-word="false"/>
      <style:text-properties officeooo:paragraph-rsid="000a8b2f"/>
    </style:style>
    <style:style style:name="P11" style:family="paragraph" style:parent-style-name="Footnote">
      <style:text-properties officeooo:rsid="05cc2cc6" officeooo:paragraph-rsid="05cc2cc6"/>
    </style:style>
    <style:style style:name="P12" style:family="paragraph" style:parent-style-name="Footnote">
      <style:text-properties officeooo:rsid="05ce3ce0" officeooo:paragraph-rsid="05ce3ce0"/>
    </style:style>
    <style:style style:name="P13" style:family="paragraph" style:parent-style-name="Footnote">
      <style:text-properties officeooo:rsid="05cee60e" officeooo:paragraph-rsid="05cee60e"/>
    </style:style>
    <style:style style:name="P14" style:family="paragraph" style:parent-style-name="Footnote">
      <style:text-properties officeooo:rsid="05cfd151" officeooo:paragraph-rsid="05cfd151"/>
    </style:style>
    <style:style style:name="P15" style:family="paragraph" style:parent-style-name="Footnote">
      <style:text-properties officeooo:rsid="05d19149" officeooo:paragraph-rsid="05d19149"/>
    </style:style>
    <style:style style:name="P16" style:family="paragraph" style:parent-style-name="Footnote">
      <style:text-properties officeooo:rsid="05d30d3b" officeooo:paragraph-rsid="05d30d3b"/>
    </style:style>
    <style:style style:name="P17" style:family="paragraph" style:parent-style-name="Footnote">
      <style:text-properties officeooo:rsid="05d5ae3c" officeooo:paragraph-rsid="05d5ae3c"/>
    </style:style>
    <style:style style:name="T1" style:family="text">
      <style:text-properties officeooo:rsid="05d951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5c4118f" style:font-weight-asian="bold" style:font-weight-complex="bold"/>
    </style:style>
    <style:style style:name="T4" style:family="text">
      <style:text-properties fo:font-weight="bold" officeooo:rsid="05a196cc" style:font-weight-asian="bold" style:font-weight-complex="bold"/>
    </style:style>
    <style:style style:name="T5" style:family="text">
      <style:text-properties officeooo:rsid="05a196cc"/>
    </style:style>
    <style:style style:name="T6" style:family="text">
      <style:text-properties officeooo:rsid="05c441ff"/>
    </style:style>
    <style:style style:name="T7" style:family="text">
      <style:text-properties officeooo:rsid="05c54887"/>
    </style:style>
    <style:style style:name="T8" style:family="text">
      <style:text-properties officeooo:rsid="05c6cb71"/>
    </style:style>
    <style:style style:name="T9" style:family="text">
      <style:text-properties officeooo:rsid="05c700cd"/>
    </style:style>
    <style:style style:name="T10" style:family="text">
      <style:text-properties officeooo:rsid="05c7c596"/>
    </style:style>
    <style:style style:name="T11" style:family="text">
      <style:text-properties officeooo:rsid="05c9bbd7"/>
    </style:style>
    <style:style style:name="T12" style:family="text">
      <style:text-properties officeooo:rsid="05cad1f6"/>
    </style:style>
    <style:style style:name="T13" style:family="text">
      <style:text-properties officeooo:rsid="05cc2cc6"/>
    </style:style>
    <style:style style:name="T14" style:family="text">
      <style:text-properties style:font-name="Sanskrit 2003" fo:font-size="13pt" style:font-size-asian="13pt" style:font-name-complex="Sanskrit 2003" style:font-size-complex="13pt"/>
    </style:style>
    <style:style style:name="T15" style:family="text">
      <style:text-properties style:font-name="Sanskrit 2003" fo:font-size="13pt" officeooo:rsid="05cc2cc6" style:font-size-asian="13pt" style:font-name-complex="Sanskrit 2003" style:font-size-complex="13pt"/>
    </style:style>
    <style:style style:name="T16" style:family="text">
      <style:text-properties style:font-name="Sanskrit 2003" fo:font-size="13pt" officeooo:rsid="05a46685" style:font-size-asian="13pt" style:font-name-complex="Sanskrit 2003" style:font-size-complex="13pt"/>
    </style:style>
    <style:style style:name="T17" style:family="text">
      <style:text-properties style:font-name="Sanskrit 2003" fo:font-size="13pt" officeooo:rsid="05cc2ddc" style:font-size-asian="13pt" style:font-name-complex="Sanskrit 2003" style:font-size-complex="13pt"/>
    </style:style>
    <style:style style:name="T18" style:family="text">
      <style:text-properties style:font-name="Sanskrit 2003" fo:font-size="13pt" officeooo:rsid="05ce3ce0" style:font-size-asian="13pt" style:font-name-complex="Sanskrit 2003" style:font-size-complex="13pt"/>
    </style:style>
    <style:style style:name="T19" style:family="text">
      <style:text-properties style:font-name="Sanskrit 2003" fo:font-size="13pt" officeooo:rsid="05cee60e" style:font-size-asian="13pt" style:font-name-complex="Sanskrit 2003" style:font-size-complex="13pt"/>
    </style:style>
    <style:style style:name="T20" style:family="text">
      <style:text-properties style:font-name="Sanskrit 2003" fo:font-size="13pt" officeooo:rsid="05cfd151" style:font-size-asian="13pt" style:font-name-complex="Sanskrit 2003" style:font-size-complex="13pt"/>
    </style:style>
    <style:style style:name="T21" style:family="text">
      <style:text-properties style:font-name="Sanskrit 2003" fo:font-size="13pt" officeooo:rsid="05d3ec18" style:font-size-asian="13pt" style:font-name-complex="Sanskrit 2003" style:font-size-complex="13pt"/>
    </style:style>
    <style:style style:name="T22" style:family="text">
      <style:text-properties style:font-name="Sanskrit 2003" fo:font-size="13pt" officeooo:rsid="05a62f97" style:font-size-asian="13pt" style:font-name-complex="Sanskrit 2003" style:font-size-complex="13pt"/>
    </style:style>
    <style:style style:name="T23" style:family="text">
      <style:text-properties style:font-name="Sanskrit 2003" fo:font-size="13pt" officeooo:rsid="05d5ae3c" style:font-size-asian="13pt" style:font-name-complex="Sanskrit 2003" style:font-size-complex="13pt"/>
    </style:style>
    <style:style style:name="T24" style:family="text">
      <style:text-properties style:font-name="Sanskrit 2003" fo:font-size="13pt" officeooo:rsid="05d75c70" style:font-size-asian="13pt" style:font-name-complex="Sanskrit 2003" style:font-size-complex="13pt"/>
    </style:style>
    <style:style style:name="T25" style:family="text">
      <style:text-properties style:font-name="Sanskrit 2003" fo:font-size="13pt" officeooo:rsid="05d951de" style:font-size-asian="13pt" style:font-name-complex="Sanskrit 2003" style:font-size-complex="13pt"/>
    </style:style>
    <style:style style:name="T26" style:family="text">
      <style:text-properties fo:color="#000000" style:font-name="Sanskrit 2003" fo:font-size="13pt" style:font-size-asian="13pt" style:font-name-complex="Sanskrit 2003" style:font-size-complex="13pt"/>
    </style:style>
    <style:style style:name="T27" style:family="text">
      <style:text-properties fo:color="#000000" style:font-name="Sanskrit 2003" fo:font-size="13pt" officeooo:rsid="05d19149" style:font-size-asian="13pt" style:font-name-complex="Sanskrit 2003" style:font-size-complex="13pt"/>
    </style:style>
    <style:style style:name="T28" style:family="text">
      <style:text-properties fo:color="#000000" style:font-name="Sanskrit 2003" fo:font-size="13pt" officeooo:rsid="05a46685" style:font-size-asian="13pt" style:font-name-complex="Sanskrit 2003" style:font-size-complex="13pt"/>
    </style:style>
    <style:style style:name="T29" style:family="text">
      <style:text-properties fo:color="#000000" style:font-name="Sanskrit 2003" fo:font-size="13pt" officeooo:rsid="05a62f97" style:font-size-asian="13pt" style:font-name-complex="Sanskrit 2003" style:font-size-complex="13pt"/>
    </style:style>
    <style:style style:name="T30" style:family="text">
      <style:text-properties fo:color="#000000" style:font-name="Sanskrit 2003" fo:font-size="13pt" officeooo:rsid="05d30d3b" style:font-size-asian="13pt" style:font-name-complex="Sanskrit 2003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अथ चतुःसप्ततितमोऽध्यायः । </text:p>
      <text:p text:style-name="P1"><text:span text:style-name="T2">शिवपूजा</text:span><text:span text:style-name="T3">विधि</text:span><text:span text:style-name="T2">कथन</text:span><text:span text:style-name="T4">म्</text:span><text:line-break/>ईश्वर उवाच -<text:line-break/>शिवपूजां प्रवक्ष्यामि आचम्य प्रणवार्घ्यवान् । <text:line-break/>द्वारमस्त्राम्बुना प्रोक्ष्य होमादिद्वारपान्यजेत्<text:note text:id="ftn565" text:note-class="footnote"><text:note-citation>1</text:note-citation><text:note-body><text:p text:style-name="P2">होमादिद्वारपान्न्यसेत्</text:p></text:note-body></text:note> ॥१<text:span text:style-name="T5">॥</text:span> <text:line-break/>गणं सरस्वतीं लक्ष्मीमूर्द्ध्वोदुम्बरके यजेत् । <text:line-break/>नन्दिगङ्गे दक्षिणेऽथ<text:note text:id="ftn566" text:note-class="footnote"><text:note-citation>2</text:note-citation><text:note-body><text:p text:style-name="P2">दक्षशाखस्थिते</text:p></text:note-body></text:note> स्थिते वामगते यजेत् ॥२<text:span text:style-name="T5">॥</text:span> <text:line-break/>महाकालं च यमुनां दिव्यदृष्टिनिपातितः । <text:line-break/>उत्सा<text:span text:style-name="T6">र्य</text:span> दिव्यान्विघ्नांश्च पुष्प<text:span text:style-name="T6">ा</text:span>क्षेपान्तरिक्षगान् ॥३<text:span text:style-name="T5">॥</text:span> <text:line-break/>दक्षपार्ष्णित्रिभिर्घातैभूमिष्ठान्यागमन्दिर<text:span text:style-name="T7">म्</text:span> । <text:line-break/>देहलीं लङ्घयेद्वामशाखामाश्रित्य वै विशेत् ॥४<text:span text:style-name="T5">॥</text:span> <text:line-break/>प्रविश्य दक्षपादेन विन्यस्यास्त्रमुदुम्बरे । <text:s/><text:line-break/><text:span text:style-name="T7">ॐ</text:span> हां वास्त्वधिपतये ब्रह्मणे मध्यतो यजेत् ॥५<text:span text:style-name="T5">॥</text:span> </text:p>
      <text:p text:style-name="P1">निरीक्षणादिभिः शस्त्रैः शुद्धानादाय गड्डुकान् । <text:line-break/>लब्धानुज्ञः शिवान्मौनी गङ्गादिकमनुव्रजेत् ॥६<text:span text:style-name="T5">॥</text:span> <text:line-break/>पवित्राङ्गः प्रजप्तेन वस्त्रपूतेन वारिणा । <text:line-break/>पूरयेदम्बुधौ तांस्तान्गायत्र्या हृदयेन वा ॥७<text:span text:style-name="T5">॥</text:span> <text:line-break/>गन्धकाक्षतपुष्पादिस<text:span text:style-name="T7">र्व</text:span>द्रव्यसमुच्चय<text:span text:style-name="T7">म्</text:span> । <text:s/><text:line-break/>सन्निधीकृत्य पूजार्थं भूतशुद्ध<text:span text:style-name="T7">्या</text:span>दि कारयेत् ॥८<text:span text:style-name="T5">॥</text:span> <text:line-break/>देवदक्षे ततो न्यस्य सौम्यास्यश्च शरीरतः । <text:s/><text:line-break/>संहारमुद्रया<text:span text:style-name="T7">ऽऽ</text:span>दाय मूर्द्ध्नि मन्त्रेण धारयेत् ॥९<text:span text:style-name="T5">॥</text:span> <text:line-break/><text:soft-page-break/>भोग्यक<text:span text:style-name="T7">र्मो</text:span>पभोगार्थं<text:note text:id="ftn567" text:note-class="footnote"><text:note-citation>3</text:note-citation><text:note-body><text:list xml:id="list2171277037442438661" text:style-name="Numbering_20_5"><text:list-item><text:p text:style-name="P3">र्थं याने कच्छापकाक्षया , <text:span text:style-name="T8">र्तं जने </text:span>कच्छापकाक्षया</text:p></text:list-item></text:list></text:note-body></text:note> पाणिकच्छपिकाख्यया । <text:line-break/>हृदम्बुजे निजात्मानं द्वादशान्तपदेऽथ वा ॥१०<text:span text:style-name="T5">॥</text:span> <text:line-break/>शोधयेत्पञ्च भूतानि सञ्चिन्त्य <text:span text:style-name="T8">सु</text:span>षिर<text:span text:style-name="T8">ं त</text:span>नौ । <text:line-break/>चरणाङ्गुष्ठयोर्युग्मान्<text:span text:style-name="T8">सु</text:span>षिरान्त<text:span text:style-name="T8">र्ब</text:span>हिः स्मरेत् ॥११<text:span text:style-name="T5">॥</text:span> <text:line-break/>शक्तिं हृद्व्यापिनीं पश्चाद्धूङ्कारे पावकप्रभे ।<text:line-break/><text:note text:id="ftn568" text:note-class="footnote"><text:note-citation>4</text:note-citation><text:note-body><text:p text:style-name="P4">चन्द्रमध्ये</text:p></text:note-body></text:note>रन्ध्रमध्य<text:span text:style-name="T8">े </text:span>स्थिते कृत्वा <text:note text:id="ftn569" text:note-class="footnote"><text:note-citation>5</text:note-citation><text:note-body><text:p text:style-name="P5">प्रणवे वह्निचिन्तकः</text:p></text:note-body></text:note>प्राणरोधं हि चिन्तकः ॥१२<text:span text:style-name="T5">॥</text:span> <text:line-break/>निवेशयेद्रेचकान्ते फडन्तेनाथ तेन च ।<text:line-break/>हृत्कण्ठतालुभ्रूमध्यब्रह्मरन्ध्रे विभिद्य च ॥१३<text:span text:style-name="T5">॥</text:span> </text:p>
      <text:p text:style-name="P1">ग्रन्थीन्निर्भिद्य<text:note text:id="ftn570" text:note-class="footnote"><text:note-citation>6</text:note-citation><text:note-body><text:p text:style-name="P5">ग्रन्थीन्निर्वर्त्य</text:p></text:note-body></text:note> हूङ्कारं मूर्द्ध्नि विन्यस्य जीवन<text:span text:style-name="T9">म्</text:span> । <text:line-break/>सम्पुटं हृदयेनाथ पूरकाहितचेतन<text:span text:style-name="T9">म्</text:span> ॥१४<text:span text:style-name="T5">॥</text:span> <text:line-break/>हूं शिखोपरि विन्यस्य <text:note text:id="ftn571" text:note-class="footnote"><text:note-citation>7</text:note-citation><text:note-body><text:p text:style-name="P5">शुद्दिविद्धानुकां</text:p></text:note-body></text:note>शुद्धं <text:span text:style-name="T9">बि</text:span>न्द्वात्मकं स्मरेत् । <text:line-break/>कृत्वाथ कुम्भकं शम्भ<text:span text:style-name="T9">ावे</text:span>कोद्घातेन योजयेत् ॥१५<text:span text:style-name="T5">॥</text:span> <text:line-break/>रेचकेन <text:span text:style-name="T9">बी</text:span>जवृत्त्या शिवे लीनोऽथ शोधयेत् । <text:line-break/>प्रतिलोमं स्वदेहे तु <text:span text:style-name="T9">बि</text:span>न्द्वन्तं तत्र <text:span text:style-name="T9">बि</text:span>न्दुक<text:span text:style-name="T9">म्</text:span> ॥१६<text:span text:style-name="T5">॥</text:span> <text:line-break/>लयन्नीत्वा महीवातौ जलवह्नी परस्पर<text:span text:style-name="T9">म्</text:span> । <text:line-break/>द्वौ द्वौ साध्यौ तथा<text:span text:style-name="T9">ऽऽ</text:span>काशमविरोधेन तच्छृणु ॥१७<text:span text:style-name="T5">॥</text:span> <text:line-break/>पार्थिवं मण्डलं पीतं कठिनं वज्रलाञ्छित<text:span text:style-name="T10">म्</text:span> ।<text:line-break/>हौमित्यात्मीय<text:span text:style-name="T10">बी</text:span>जेन तन्निवृत्तिकलामय<text:span text:style-name="T10">म्</text:span> ॥१८<text:span text:style-name="T5">॥</text:span> <text:line-break/>पादादारभ्य मू<text:span text:style-name="T10">र्धा</text:span>न<text:span text:style-name="T10">्तं</text:span> विचिन्त्य चतुरस्रक<text:span text:style-name="T10">म्</text:span> । <text:line-break/>उद्घातपञ्चकेनैव वायुभूतं विचिन्तयेत् ॥१९<text:span text:style-name="T5">॥</text:span> <text:line-break/><text:soft-page-break/>अ<text:span text:style-name="T10">र्ध</text:span>चन्द्रं द्रवं सौम्यं शुभ्र<text:span text:style-name="T10">म</text:span>म्भोजलाञ्छित<text:span text:style-name="T10">म्</text:span> <text:s/>। <text:line-break/>ह्रीमित्यनेन <text:span text:style-name="T10">बी</text:span>जेन प्रतिष्ठारूपतां गत<text:span text:style-name="T10">म्</text:span> ॥२०<text:span text:style-name="T5">॥</text:span> <text:line-break/>संयुक्तं राममन्त्रेण पुरुषान्तमकारण<text:span text:style-name="T10">म्</text:span> । <text:s/><text:line-break/>अर्घ्य<text:span text:style-name="T10">ं च</text:span>तुर्भिरुद्घातैर्वह्निभूतं विशोधयेत् ॥२१<text:span text:style-name="T5">॥</text:span> <text:line-break/>आग्नेयं मण्डलं त्र्यस्त्रं रक्तं स्वस्तिकलाञ्छित<text:span text:style-name="T10">म्</text:span> । <text:s/><text:line-break/>हूमित्यनेन <text:span text:style-name="T10">बी</text:span>जेन विद्यारूपं विभावयेत् ॥२२<text:span text:style-name="T5">॥</text:span> <text:line-break/>घोराणुत्रिभिरुद्घातैर्जलभूतं विशोधयेत् । <text:s/></text:p>
      <text:p text:style-name="P1">षडस्रं मण्डलं वायो<text:span text:style-name="T10">र्बि</text:span>न्दुभिः षड्भिरङ्कित<text:span text:style-name="T10">म् </text:span>॥२३<text:span text:style-name="T5">॥</text:span> <text:line-break/>कृष्णं<text:note text:id="ftn572" text:note-class="footnote"><text:note-citation>8</text:note-citation><text:note-body><text:p text:style-name="P6">कृष्टं हैभि, ह्यैमि</text:p></text:note-body></text:note> ह्रेमिति<text:span text:style-name="T10">बी</text:span>जेन जातं शान्तिकलामय<text:span text:style-name="T10">म्</text:span> । <text:s/><text:line-break/>सञ्चि<text:span text:style-name="T10">न्</text:span>त्योद्घातयुग्मेन पृथ्वीभूतं विशोधयेत् ॥२४<text:span text:style-name="T5">॥</text:span> <text:line-break/>नभो <text:span text:style-name="T10">बि</text:span>न्दुमयं वृत्तं <text:span text:style-name="T10">बि</text:span>न्दुशक्तिविभूषित<text:span text:style-name="T10">म्</text:span> । <text:line-break/>व्योमाकारं सुवृत्तञ्च शुद्धस्फटिकनिर्मल<text:span text:style-name="T10">म्</text:span> ॥२५<text:span text:style-name="T5">॥</text:span> <text:line-break/>हौङ्कारेण फडन्तेन शान्त्यतीतकलामय<text:span text:style-name="T11">म्</text:span> । <text:s/><text:line-break/>ध्यात्वैकोद्घातयोगेन सुविशुद्धं विभावयेत् ॥२६<text:span text:style-name="T5">॥</text:span> <text:line-break/>आप्याययेत्ततः सर्वं मूलेनामृतवर्षिणा । <text:s/><text:line-break/>आधाराख्यामनन्तञ्च ध<text:span text:style-name="T11">र्म</text:span>ज्ञानादिपङ्कज<text:span text:style-name="T11">म्</text:span> ॥२७<text:span text:style-name="T5">॥</text:span> <text:line-break/>हृदा<text:span text:style-name="T11">ऽऽ</text:span>सनमिदं ध्यात्वा मू<text:span text:style-name="T11">र्ति</text:span>मावाहयेत्ततः । <text:s/><text:line-break/>सृष्ट्या शिवमयं तस्यामात्मानं द्वादशान्ततः ॥२८<text:span text:style-name="T5">॥</text:span> <text:line-break/>अथ तां शक्तिमन्त्रेण वौषडन्तेन सर्वतः । <text:line-break/>दिव्यामृतेन सम्प्लाव्य कुर्वीत सकलीकृत<text:span text:style-name="T11">म्</text:span> ॥२९<text:span text:style-name="T5">॥</text:span> <text:line-break/>हृदयादिकरान्तेषु कनिष्ठाद्यङ्गुलीषु च । <text:s/><text:line-break/>हृदादिमन्त्रविन्यासः सकलीकरणं मत<text:span text:style-name="T11">म्</text:span> ॥३०<text:span text:style-name="T5">॥</text:span> <text:line-break/><text:soft-page-break/>अस्त्रेण रक्ष्य प्राकारं <text:note text:id="ftn573" text:note-class="footnote"><text:note-citation>9</text:note-citation><text:note-body><text:p text:style-name="P7">तनु्त्रेणाथ</text:p></text:note-body></text:note>तन्मन्त्रेणाथ त<text:span text:style-name="T11">द्ब</text:span>हिः । <text:s/><text:line-break/>शक्तिजालमधश्चो<text:span text:style-name="T11">र्ध्वं</text:span> महामुद्रां प्रदर्शयेत् ॥३१<text:span text:style-name="T5">॥</text:span> <text:line-break/>आपादमस्तकं यावद्भावपुष्पैः शिवं हृदि । <text:s/><text:line-break/>पद्मे यजेत्पूरकेण आकृष्टामृतस<text:span text:style-name="T11">द्‌घृ</text:span>तैः ॥३२<text:span text:style-name="T5">॥</text:span> <text:line-break/>शिवमन्त्रैर्न्नाभिकुण्डे तर्पयेत शिवानल<text:span text:style-name="T11">म्</text:span> । </text:p>
      <text:p text:style-name="P1">ललाटे <text:span text:style-name="T11">बि</text:span>न्दुरूपञ्च चिन्तयेच्छुभविग्रह<text:span text:style-name="T11">म्</text:span> ॥३३<text:span text:style-name="T5">॥</text:span> <text:line-break/>एकं स्वर्णादिपात्राणां पात्रमस्त्राम्बुशोधित<text:span text:style-name="T12">म् </text:span>। <text:s/><text:line-break/><text:span text:style-name="T12">बि</text:span>न्दुप्रसूतपीयूषरूपतोयाक्षतादिना ॥३४<text:span text:style-name="T5">॥</text:span> <text:line-break/>हृदा<text:span text:style-name="T12">ऽऽ</text:span>पू<text:span text:style-name="T12">रज्य</text:span> षडङ्गेन पूजयित्वाऽभिमन्त्रयेत् । <text:line-break/>संरक्ष्य हेतिमन्त्रेण कवचेन<text:span text:style-name="T12">ा</text:span>वगुण्ठयेत्<text:note text:id="ftn574" text:note-class="footnote"><text:note-citation>10</text:note-citation><text:note-body><text:p text:style-name="P8">कवचेन विलुण्ठ</text:p></text:note-body></text:note> ॥३५<text:span text:style-name="T5">॥</text:span> <text:line-break/>रचयित्वाऽर्घ्यमष्टाङ्गं सेचयेद्धेनुमुद्रया । <text:s/><text:line-break/>अभिषिञ्चेदथा<text:span text:style-name="T12">ऽऽ</text:span>त्मानं मूर्द्ध्नि तत्तोय<text:span text:style-name="T12">बि</text:span>न्दुना ॥३६<text:span text:style-name="T5">॥</text:span> <text:line-break/>तत्रस्थं यागसम्भारं<text:note text:id="ftn575" text:note-class="footnote"><text:note-citation>11</text:note-citation><text:note-body><text:p text:style-name="P8">यागसंस्कारं</text:p></text:note-body></text:note> प्रोक्षयेदस्त्रवारिणा । <text:line-break/>अभिमन्त्र्य हृदा पिण्डैस्तनुत्राणेन वेष्टयेत् ॥३७<text:span text:style-name="T5">॥</text:span> <text:line-break/>दर्शयित्वाऽमृतां मुद्रां पुष्पं द<text:span text:style-name="T12">त्</text:span>त्वा निजासने । <text:line-break/>विधाय तिलकं मूर्द्ध्नि पुष्पं मूलेन योजयेत् ॥३८<text:span text:style-name="T5">॥</text:span> <text:line-break/>स्नाने देवा<text:span text:style-name="T12">र्च</text:span>ने होमे भोजने यागयोगयोः । <text:line-break/>आवश्यके जपे धीरः सदा वाचंयमो भवेत् ॥३९<text:span text:style-name="T5">॥</text:span> <text:line-break/>नादान्तोच्चारणान्मन्त्रं शोधयित्वा<text:note text:id="ftn576" text:note-class="footnote"><text:note-citation>12</text:note-citation><text:note-body><text:p text:style-name="P8">त्वा पुरा कृतम्</text:p></text:note-body></text:note> सुसंस्कृत<text:span text:style-name="T12">म्</text:span> । <text:line-break/>पूजनेऽभ्यर्च्य गायत्र्या सामान्यार्घ्यमुपाहरेत् ॥४०<text:span text:style-name="T5">॥</text:span> <text:line-break/>ब्रह्मपञ्चकमाव<text:span text:style-name="T13">र्त्य</text:span> माल्यमादाय लिङ्गतः । <text:line-break/><text:soft-page-break/>ऐशान्या<text:span text:style-name="T13">ं दि</text:span>शि चण्डाय हृदयेन निवेदयेत् ॥४१<text:span text:style-name="T5">॥</text:span> <text:line-break/>प्रक्षाल्य पिण्<text:span text:style-name="T13">डि</text:span>कालिङ्गे अस्त्रतोये ततो हृदा । <text:line-break/>अर्घ्यपात्राम्बुना सिञ्चेदिति लिङ्गविशोधन<text:span text:style-name="T13">म्</text:span> ॥४२<text:span text:style-name="T5">॥</text:span> <text:line-break/>आत्मद्रव्यमन्त्रलिङ्गशुद्धौ सर्वान्सुरान्यजेत् । <text:s/><text:line-break/>वायव्ये गणपतये हां गुरुभ्योऽ<text:span text:style-name="T13">र्च</text:span>येच्छिवे ॥४३<text:span text:style-name="T5">॥</text:span> </text:p>
      <text:p text:style-name="P10"><text:span text:style-name="T14">आधारशक्तिमङ्कुरनिभां कू</text:span><text:span text:style-name="T15">र्म</text:span><text:span text:style-name="T14">शिलास्थिता</text:span><text:span text:style-name="T15">म्</text:span><text:span text:style-name="T14"> । <text:line-break/>यजेद्ब्रह्मशिलारूढं शिवस्यानन्तमासन</text:span><text:span text:style-name="T15">म्</text:span><text:span text:style-name="T14"> ॥४४</text:span><text:span text:style-name="T16">॥</text:span><text:span text:style-name="T14"> <text:line-break/></text:span><text:span text:style-name="T14"><text:note text:id="ftn577" text:note-class="footnote"><text:note-citation>13</text:note-citation><text:note-body><text:p text:style-name="P11">कविचित्रकेसरिप्रख्यान</text:p></text:note-body></text:note></text:span><text:span text:style-name="T14">विचित्रकेश</text:span><text:span text:style-name="T15">वि</text:span><text:span text:style-name="T14">प्र</text:span><text:span text:style-name="T15">ा</text:span><text:span text:style-name="T14">ख्यानमन्योन्यं पृष्टदर्शिनः । <text:line-break/>कृतत्रेतादिरूपेण शिवस्या</text:span><text:span text:style-name="T17">ऽऽ</text:span><text:span text:style-name="T14">सनपादुका</text:span><text:span text:style-name="T17">म्</text:span><text:span text:style-name="T14"> ॥४५</text:span><text:span text:style-name="T16">॥</text:span><text:span text:style-name="T14"> <text:line-break/>ध</text:span><text:span text:style-name="T17">र्मं</text:span><text:span text:style-name="T14"> ज्ञानञ्च वैराग्यमैश्व</text:span><text:span text:style-name="T17">र्यं चा</text:span><text:span text:style-name="T14">ग्निदिङ्मुखान् । <text:line-break/>कर्पूरकुङ्कुमस्वर्णकज्जलाभान्यजेत्क्रमात् ॥४६</text:span><text:span text:style-name="T16">॥</text:span><text:span text:style-name="T14"> <text:line-break/>पद्मञ्च कर्णिकामध्ये पूर्वादौ मध्यतो</text:span><text:span text:style-name="T14"><text:note text:id="ftn578" text:note-class="footnote"><text:note-citation>14</text:note-citation><text:note-body><text:p text:style-name="P12">मध्यतोऽवा</text:p></text:note-body></text:note></text:span><text:span text:style-name="T14"> नव । <text:line-break/>वरदाभयहस्ताश्च शक्तयो धृतचामराः ॥४७</text:span><text:span text:style-name="T16">॥</text:span><text:span text:style-name="T14"> <text:line-break/>वामा ज्येष्ठा च रौद्री च काली कलविकारिणी । <text:line-break/>बलविक</text:span><text:span text:style-name="T18">ा</text:span><text:span text:style-name="T14">रणी पूज्या बलप्रमथनी क्रमात् ॥४८</text:span><text:span text:style-name="T16">॥</text:span><text:span text:style-name="T14"> <text:line-break/>हां स</text:span><text:span text:style-name="T18">र्व</text:span><text:span text:style-name="T14">भूतदमनी के</text:span><text:span text:style-name="T18">स</text:span><text:span text:style-name="T14">राग्रे मनोन्मनी । <text:line-break/>क्षित्यादिशुद्धविद्यान्तु तत्त्वव्यापकमासन</text:span><text:span text:style-name="T18">म्</text:span><text:span text:style-name="T14"> ॥४९</text:span><text:span text:style-name="T16">॥</text:span><text:span text:style-name="T14"> <text:line-break/>न्यसेत्सिंहासने देवं शुक्लं पञ्चमुखं विभु</text:span><text:span text:style-name="T18">म्</text:span><text:span text:style-name="T14"> । <text:line-break/>दशबाहुं च खण्डेन्दुं दधान</text:span><text:span text:style-name="T18">ं द</text:span><text:span text:style-name="T14">क्षिणैः करैः ॥५०</text:span><text:span text:style-name="T16">॥</text:span><text:span text:style-name="T14"> <text:line-break/>शक्त्यृष्टिशूलखट्वाङ्गवरदं वामकैः करैः । <text:line-break/>डमरुं </text:span><text:span text:style-name="T18">बी</text:span><text:span text:style-name="T14">जपूरञ्च नीलाब्जं सूत्र</text:span><text:span text:style-name="T18">मु</text:span><text:span text:style-name="T14">त्पल</text:span><text:span text:style-name="T18">म्</text:span><text:span text:style-name="T14"> ॥५१</text:span><text:span text:style-name="T16">॥</text:span><text:span text:style-name="T14"> <text:line-break/>द्वात्रिंशल्लक्षणोपेतां शैवीं</text:span><text:span text:style-name="T14"><text:note text:id="ftn579" text:note-class="footnote"><text:note-citation>15</text:note-citation><text:note-body><text:p text:style-name="P13">गौरीं</text:p></text:note-body></text:note></text:span><text:span text:style-name="T14"> मू</text:span><text:span text:style-name="T19">र्ति</text:span><text:span text:style-name="T14">न्तु मध्यतः ।</text:span></text:p>
      <text:p text:style-name="P10"><text:span text:style-name="T14">हां हं हां शिवमू</text:span><text:span text:style-name="T19">र्त</text:span><text:span text:style-name="T14">ये स्वप्रकाशं शिवं स्मरन् ॥५२</text:span><text:span text:style-name="T16">॥</text:span></text:p>
      <text:p text:style-name="P10"><text:soft-page-break/><text:span text:style-name="T14">ब्रह्मादिकारणत्यागान्मन्त्रं नीत्वा शिवास्पद</text:span><text:span text:style-name="T19">म्</text:span><text:span text:style-name="T14"> । <text:line-break/>ततो ललाटमध्यस्थं स्फुरत्तारापतिप्रभ</text:span><text:span text:style-name="T19">म्</text:span><text:span text:style-name="T14"> ॥५३</text:span><text:span text:style-name="T16">॥</text:span><text:span text:style-name="T14"> <text:line-break/>षडङ्गेन समाकीर्णं </text:span><text:span text:style-name="T19">बि</text:span><text:span text:style-name="T14">न्दुरूपं परं शिव</text:span><text:span text:style-name="T19">म्</text:span><text:span text:style-name="T14"> । <text:line-break/>पुष्पाञ्जलिगतं ध्यात्वा लक्ष्मीमू</text:span><text:span text:style-name="T19">र्तौ</text:span><text:span text:style-name="T19"><text:note text:id="ftn580" text:note-class="footnote"><text:note-citation>16</text:note-citation><text:note-body><text:p text:style-name="P13">लक्ष्मीमूर्तं नि</text:p></text:note-body></text:note></text:span><text:span text:style-name="T14"> निवेशयेत् ॥५४</text:span><text:span text:style-name="T16">॥</text:span><text:span text:style-name="T14"> <text:line-break/></text:span><text:span text:style-name="T19">ॐ</text:span><text:span text:style-name="T14"> हां हौं शिवाय नम आवाहन्या हृद्दा ततः । <text:line-break/>आवाह्य स्थाप्य स्थापन्या सन्निधायान्तिकं</text:span><text:span text:style-name="T14"><text:note text:id="ftn581" text:note-class="footnote"><text:note-citation>17</text:note-citation><text:note-body><text:p text:style-name="P13">सन्निधानान्तिकं</text:p></text:note-body></text:note></text:span><text:span text:style-name="T14"> शिव</text:span><text:span text:style-name="T19">म्</text:span><text:span text:style-name="T14"> ॥५५</text:span><text:span text:style-name="T16">॥</text:span><text:span text:style-name="T14"> <text:line-break/>निरोधयेन्निष्ठुरया </text:span><text:span text:style-name="T14"><text:note text:id="ftn582" text:note-class="footnote"><text:note-citation>18</text:note-citation><text:note-body><text:p text:style-name="P13">कालकर्ण्या</text:p></text:note-body></text:note></text:span><text:span text:style-name="T14">कालकान्त्या फडन्ततः । <text:line-break/>विघ्नानुत्सा</text:span><text:span text:style-name="T19">र्य</text:span><text:span text:style-name="T14"> </text:span><text:span text:style-name="T14"><text:note text:id="ftn583" text:note-class="footnote"><text:note-citation>19</text:note-citation><text:note-body><text:p text:style-name="P14">षष्ठ्याऽथ, विष्ठ्यटाऽथ</text:p></text:note-body></text:note></text:span><text:span text:style-name="T19">मु</text:span><text:span text:style-name="T14">ष्ठ्या</text:span><text:span text:style-name="T19">ऽ</text:span><text:span text:style-name="T14">थ लिङ्गमुद्रां नमस्कृति</text:span><text:span text:style-name="T19">म्</text:span><text:span text:style-name="T14"> ॥५६</text:span><text:span text:style-name="T16">॥</text:span><text:span text:style-name="T14"> <text:line-break/>हृदा</text:span><text:span text:style-name="T20">ऽ</text:span><text:span text:style-name="T14">वगुण्ठयेत्पश्चादावाहः सम्मुखी ततः । <text:line-break/>निवेशनं स्थापनं स्यात्सन्निधानं तवास्मि भोः ॥५७</text:span><text:span text:style-name="T16">॥</text:span><text:span text:style-name="T14"> <text:line-break/>आक</text:span><text:span text:style-name="T20">र्म</text:span><text:span text:style-name="T14">काण्डप</text:span><text:span text:style-name="T20">र्य</text:span><text:span text:style-name="T14">न्तं सन्न</text:span><text:span text:style-name="T20">ि</text:span><text:span text:style-name="T14">धेयो</text:span><text:span text:style-name="T20">ऽ</text:span><text:span text:style-name="T14">परिक्षयः । <text:line-break/>स्वभक्तेश्च प्रकाशो यस्तद्भवेदवगुण्ठन</text:span><text:span text:style-name="T20">म्</text:span><text:span text:style-name="T14"> ॥५८</text:span><text:span text:style-name="T16">॥</text:span><text:span text:style-name="T14"> <text:line-break/>सकलीकरणं कृत्वा मन्त्रैः षड्भिरथैकता</text:span><text:span text:style-name="T20">म्</text:span><text:span text:style-name="T14"> । <text:line-break/>अङ्गानामङ्गिना सा</text:span><text:span text:style-name="T20">र्धं </text:span><text:span text:style-name="T14">विदध्यादमृतीकृत</text:span><text:span text:style-name="T20">म्</text:span><text:span text:style-name="T14"> ॥५९</text:span><text:span text:style-name="T16">॥</text:span><text:span text:style-name="T14"> <text:line-break/>चिच्छक्तिहृदयं शम्भोः शिव ऐश्व</text:span><text:span text:style-name="T20">र्य</text:span><text:span text:style-name="T14">मष्टधा । <text:line-break/>शिखा वशित्वं चाभेद्यं तेजः कवचमैश्वर</text:span><text:span text:style-name="T20">म्</text:span><text:span text:style-name="T14"> ॥६०</text:span><text:span text:style-name="T16">॥</text:span><text:span text:style-name="T14"> <text:line-break/>प्रतापो दुःसहश्चास्त्रमन्तरायापहारक</text:span><text:span text:style-name="T20">म्</text:span><text:span text:style-name="T14"> । <text:line-break/>नमः स्वधा च स्वाहा च वौषट् चेति यथाक्रम</text:span><text:span text:style-name="T20">म्</text:span><text:span text:style-name="T14"> ॥६१</text:span><text:span text:style-name="T16">॥</text:span><text:span text:style-name="T14"> <text:line-break/>हृत्पुरःसरमुच्चा</text:span><text:span text:style-name="T20">र्य</text:span><text:span text:style-name="T14"> पाद्यादीनि निवेदयेत् । <text:line-break/>पाद्यं पादाम्बुजद्वन्द्वे वक्त्रे </text:span><text:span text:style-name="T20">स्वा</text:span><text:span text:style-name="T14">चमनीयक</text:span><text:span text:style-name="T20">म्</text:span><text:span text:style-name="T14"> ॥६२</text:span><text:span text:style-name="T16">॥</text:span><text:span text:style-name="T14"> <text:line-break/>अर्घ्यं शिरसि देवस्य दू</text:span><text:span text:style-name="T20">र्वा</text:span><text:span text:style-name="T14">पुष्पाक्षतानि च । <text:line-break/></text:span><text:span text:style-name="T26">एवं संस्कृत्य संस्कारै</text:span><text:span text:style-name="T27">र्द</text:span><text:span text:style-name="T26">शभिः परमेश्वर</text:span><text:span text:style-name="T27">म्</text:span><text:span text:style-name="T26"> ॥६३</text:span><text:span text:style-name="T28">॥</text:span></text:p>
      <text:p text:style-name="P10"><text:span text:style-name="T26">यजेत्पञ्चोपचारेण विधिना कुसुमादिभिः । <text:line-break/>अभ्युक्ष्यो</text:span><text:span text:style-name="T27">द्व</text:span><text:span text:style-name="T26">र्त्य नि</text:span><text:span text:style-name="T27">र्मज्ज्य</text:span><text:span text:style-name="T27"><text:note text:id="ftn0" text:note-class="footnote"><text:note-citation>20</text:note-citation><text:note-body><text:p text:style-name="P15">निर्मृज्य</text:p></text:note-body></text:note></text:span><text:span text:style-name="T26"> राजिकालवणादिभिः ॥६४</text:span><text:span text:style-name="T29">॥</text:span><text:span text:style-name="T26"> <text:line-break/></text:span><text:soft-page-break/><text:span text:style-name="T26">अर्घ्योद</text:span><text:span text:style-name="T27">बि</text:span><text:span text:style-name="T26">न्दुपुष्पाद्यैर्गड्डूकैः</text:span><text:span text:style-name="T26"><text:note text:id="ftn584" text:note-class="footnote"><text:note-citation>21</text:note-citation><text:note-body><text:p text:style-name="P15">र्गज्जकै</text:p></text:note-body></text:note></text:span><text:span text:style-name="T26"> <text:s/>स्नापयेच्छनैः । <text:line-break/>पयोदधिघृतक्षौद्रश</text:span><text:span text:style-name="T27">र्क</text:span><text:span text:style-name="T26">राद्यैरनुक्रमात् ॥६५</text:span><text:span text:style-name="T29">॥</text:span><text:span text:style-name="T26"> <text:line-break/>ईशादिमन्त्रितर्द्रव्यैरर्च्य</text:span><text:span text:style-name="T26"><text:note text:id="ftn585" text:note-class="footnote"><text:note-citation>22</text:note-citation><text:note-body><text:p text:style-name="P16">ईशादिमन्त्रितैर्भुक्त्यै मुक्त्यै ते , मन्त्रितैर्भक्ष्यैर्मुख्यैस्तेषां</text:p></text:note-body></text:note></text:span><text:span text:style-name="T26"> तेषां <text:s/>विप</text:span><text:span text:style-name="T27">र्य</text:span><text:span text:style-name="T26">यः । <text:line-break/>तोयधूपान्तरैः सर्वैर्मूलेन स्नपयेच्छिव</text:span><text:span text:style-name="T30">म्</text:span><text:span text:style-name="T26"> ॥६६</text:span><text:span text:style-name="T29">॥</text:span><text:span text:style-name="T26"> <text:line-break/>विरूक्ष्य यवचूर्णेन यथेष्टं शीतलैर्जलैः । <text:line-break/>स्वशक्त्या गन्धतोयेन संस्नाप्य शुचिवाससा ॥६७</text:span><text:span text:style-name="T29">॥</text:span><text:span text:style-name="T26"> <text:line-break/>नि</text:span><text:span text:style-name="T30">र्मा</text:span><text:span text:style-name="T26">र्ज्यार्घ्यं प्रदद्याच्च नोपरि भ्रामयेत्कर</text:span><text:span text:style-name="T30">म्</text:span><text:span text:style-name="T26"> । <text:line-break/>न शून्यमस्तकं लिङ्गं पुष्पैः कु</text:span><text:span text:style-name="T30">र्या</text:span><text:span text:style-name="T26">त्ततो ददेत् ॥६८</text:span><text:span text:style-name="T29">॥</text:span><text:span text:style-name="T26"> <text:line-break/>चन्दनाद्यैः समालभ्य पुष्पैः प्रार्च्य शिवाणुना । <text:line-break/>धूपभाजनमस्त्रेण प्रोक्ष्याभ्यर्च्य शिवाणुना ॥६९</text:span><text:span text:style-name="T29">॥</text:span><text:span text:style-name="T26"> <text:line-break/>अस्त्रेण पूजितां</text:span><text:span text:style-name="T26"><text:note text:id="ftn586" text:note-class="footnote"><text:note-citation>23</text:note-citation><text:note-body><text:p text:style-name="P16">तां मध्ये वादयेद्गुग्गु</text:p></text:note-body></text:note></text:span><text:span text:style-name="T26"> घण्टां चा</text:span><text:span text:style-name="T30">ऽऽ</text:span><text:span text:style-name="T26">दाय गुग्गुलं ददेत् । <text:line-break/>दद्यादाचमनं </text:span><text:span text:style-name="T26"><text:note text:id="ftn587" text:note-class="footnote"><text:note-citation>24</text:note-citation><text:note-body><text:p text:style-name="P16">श्चाद्देवान्तं हृ , श्चात्स्वधान्तं हृ</text:p></text:note-body></text:note></text:span><text:span text:style-name="T26">पश्चात् स्वधान्तं हृदयाणुना <text:s/>॥७०</text:span><text:span text:style-name="T29">॥</text:span><text:span text:style-name="T26"> <text:line-break/>आरात्रिकं समुत्ता</text:span><text:span text:style-name="T30">र्य</text:span><text:span text:style-name="T26"> तथैवा</text:span><text:span text:style-name="T30">ऽऽ</text:span><text:span text:style-name="T26">चामयेत्पुनः । <text:line-break/>प्रणम्या</text:span><text:span text:style-name="T30">ऽऽ</text:span><text:span text:style-name="T26">दाय देवाज्ञां भोगाङ्गानि प्रपूजयेत् ॥७१</text:span><text:span text:style-name="T29">॥</text:span><text:span text:style-name="T26"> <text:line-break/>हृदग्नौ चन्द्रभं चैशे शिवं चामीकरप्रभ</text:span><text:span text:style-name="T30">म्</text:span><text:span text:style-name="T26"> </text:span><text:span text:style-name="T14">। <text:line-break/>शिखां रक्ताञ्च नैरृत्ये कृष्णं व</text:span><text:span text:style-name="T21">र्म</text:span><text:span text:style-name="T14"> च वायवे ॥७२</text:span><text:span text:style-name="T22">॥</text:span><text:span text:style-name="T14"> <text:line-break/>चतुर्वक्त्रं चतुर्बाहुं दलस्थान्-पूजयेदिमान् । <text:line-break/>दंष्ट्राकरालमप्यस्त्रं पूर्वदौ वज्रसन्निभ</text:span><text:span text:style-name="T21">म्</text:span><text:span text:style-name="T14"> ॥७३</text:span><text:span text:style-name="T22">॥</text:span><text:span text:style-name="T14"> <text:line-break/>मूले हौं शिवाय नमः, </text:span><text:span text:style-name="T21">ॐ</text:span><text:span text:style-name="T14"> हां हूं हीं हों शिरश्च । <text:line-break/>हृ</text:span><text:span text:style-name="T21">ूं</text:span><text:span text:style-name="T14"> शिखा हैं व</text:span><text:span text:style-name="T21">र्म</text:span><text:span text:style-name="T14"> </text:span><text:span text:style-name="T21">चा</text:span><text:span text:style-name="T14">स्त्रं परिवारयुताय च ॥७४</text:span><text:span text:style-name="T22">॥</text:span><text:span text:style-name="T14"> <text:line-break/>शिवाय दद्यात्पाद्यञ्च आचामञ्चार्घ्यमेव च । <text:line-break/>गन्धं पुष्पं धूपदीपं नैवेद्याचमनीयक</text:span><text:span text:style-name="T21">म्</text:span><text:span text:style-name="T14"> ॥७५</text:span><text:span text:style-name="T22">॥</text:span><text:span text:style-name="T14"> <text:line-break/>करोद्व</text:span><text:span text:style-name="T21">र्त</text:span><text:span text:style-name="T14">नताम्बूलं मुखवासञ्च दर्पण</text:span><text:span text:style-name="T21">म्</text:span><text:span text:style-name="T14"> । </text:span></text:p>
      <text:list xml:id="list161502266820535" text:continue-numbering="true" text:style-name="Numbering_20_5">
        <text:list-header>
          <text:p text:style-name="P9"><text:span text:style-name="T14">शिरस्यारोप्य देवस्य दूर्वाक्षतपवित्रक</text:span><text:span text:style-name="T21">म्</text:span><text:span text:style-name="T14"> ॥७६</text:span><text:span text:style-name="T22">॥</text:span><text:span text:style-name="T14"> <text:line-break/>मूलमष्टशतं जप्त्वा हृदयेनाभिमन्त्रित</text:span><text:span text:style-name="T21">म्</text:span><text:span text:style-name="T14"> । <text:s/><text:line-break/></text:span><text:soft-page-break/><text:span text:style-name="T14">च</text:span><text:span text:style-name="T21">र्म</text:span><text:span text:style-name="T14">णा वेष्टितं खड्गं रक्षितं कुशपुष्पकैः ॥७७</text:span><text:span text:style-name="T22">॥</text:span><text:span text:style-name="T14"> <text:line-break/>अक्षतैर्मुद्राया युक्तं शिवमुद्भवसञ्ज्ञया । <text:s/><text:line-break/>गुह्यातिगुह्यगुप्त्यर्थं गृहाणास्मत्कृतं जप</text:span><text:span text:style-name="T23">म्</text:span><text:span text:style-name="T14"> ॥७८</text:span><text:span text:style-name="T22">॥</text:span><text:span text:style-name="T14"> <text:line-break/>सिद्धिर्भवतु मे येन त्वत्प्रसादात्त्वयि स्थिते । <text:s/><text:line-break/>भोगी श्लोकं पठित्वा</text:span><text:span text:style-name="T23">ऽर्थं</text:span><text:span text:style-name="T23"><text:note text:id="ftn588" text:note-class="footnote"><text:note-citation>25</text:note-citation><text:note-body><text:p text:style-name="P17">पठित्वा तु</text:p></text:note-body></text:note></text:span><text:span text:style-name="T14"> दक्षहस्तेन शम्भवे ॥७९</text:span><text:span text:style-name="T22">॥</text:span><text:span text:style-name="T14"> <text:line-break/>मूलाणुना</text:span><text:span text:style-name="T23">ऽ</text:span><text:span text:style-name="T14">र्घ्यतोयेन वरहस्ते निवेदयेत् । <text:s/><text:line-break/>यत्किञ्चित्कु</text:span><text:span text:style-name="T23">र्म</text:span><text:span text:style-name="T14">हे देव सदा सुकृतदु</text:span><text:span text:style-name="T23">ष्कृ</text:span><text:span text:style-name="T14">त</text:span><text:span text:style-name="T23">म्</text:span><text:span text:style-name="T14"> ॥८०</text:span><text:span text:style-name="T22">॥</text:span><text:span text:style-name="T14"> <text:line-break/>तन्मे शिवपदस्थस्य हूं क्षः क्षेपय शङ्कर । <text:line-break/>शिवो दाता शिवो भोक्ता शिवः सर्वमिदं जगत् ॥८१</text:span><text:span text:style-name="T22">॥</text:span><text:span text:style-name="T14"> <text:line-break/>शिवो </text:span><text:span text:style-name="T14"><text:note text:id="ftn589" text:note-class="footnote"><text:note-citation>26</text:note-citation><text:note-body><text:p text:style-name="P17">यजति</text:p></text:note-body></text:note></text:span><text:span text:style-name="T14">जयति सर्वत्र यः शिवः सो</text:span><text:span text:style-name="T23">ऽ</text:span><text:span text:style-name="T14">हमेव च । <text:line-break/>श्लोकद्वयमधीत्यैवं जपं देवाय चा</text:span><text:span text:style-name="T24">र्प</text:span><text:span text:style-name="T14">येत् ॥८२</text:span><text:span text:style-name="T22">॥</text:span><text:span text:style-name="T14"> <text:line-break/>शिवाङ्गानां दशांशञ्च द</text:span><text:span text:style-name="T25">त्</text:span><text:span text:style-name="T14">त्वा</text:span><text:span text:style-name="T25">ऽ</text:span><text:span text:style-name="T14">र्घ्यं स्तुतिमाचरेत् । <text:line-break/>प्रदक्षिणीकृत्य नमेच्चाष्टाङ्गञ्चाष्टमू</text:span><text:span text:style-name="T25">र्त</text:span><text:span text:style-name="T14">ये ॥८३॥<text:line-break/>नत्वा ध्यानादिभिश्चैव यजेच्चित्रे</text:span><text:span text:style-name="T25">ऽ</text:span><text:span text:style-name="T14">नलादिषु ॥८</text:span><text:span text:style-name="T22">४</text:span><text:span text:style-name="T14">॥ <text:s/></text:span></text:p>
        </text:list-header>
      </text:list>
      <text:p text:style-name="P1">इत्यादिमहापुराणे आग्नेये शिवपूजा<text:span text:style-name="T1">विधिः</text:span> नाम चतुःसप्तति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14:15.637018845</meta:creation-date>
    <dc:date>2017-06-12T16:15:00.607287332</dc:date>
    <meta:editing-duration>PT45S</meta:editing-duration>
    <meta:editing-cycles>1</meta:editing-cycles>
    <meta:document-statistic meta:table-count="0" meta:image-count="0" meta:object-count="0" meta:page-count="8" meta:paragraph-count="38" meta:word-count="877" meta:character-count="4535" meta:non-whitespace-character-count="3511"/>
    <meta:generator>LibreOffice/5.1.6.2$Linux_X86_64 LibreOffice_project/10m0$Build-2</meta:generator>
  </office:meta>
</office:document-meta>
</file>